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0ffff" draw:textarea-horizontal-align="justify" draw:textarea-vertical-align="middle" draw:auto-grow-height="false" fo:min-height="4.75cm" fo:min-width="3.49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name="parallelogram" draw:style-name="gr1" draw:text-style-name="P1" draw:layer="layout" svg:width="5cm" svg:height="4cm" draw:transform="skewX (-0.643501108793284) rotate (-0.643501108793284) translate (2cm 2cm)">
          <text:p/>
          <draw:enhanced-geometry svg:viewBox="0 0 21600 21600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office:version="1.2">
  <office:meta>
    <meta:creation-date>2020-02-15T14:47:48.568000000</meta:creation-date>
    <dc:title>DinA5 quer randlos</dc:title>
    <meta:editing-duration>PT6M17S</meta:editing-duration>
    <meta:editing-cycles>2</meta:editing-cycles>
    <meta:generator>Bdiverses/7.0.0.0.alpha0$Windows_X86_64 LibreOffice_project/069aa870aadb9f9069e8715c8be30394410f0288</meta:generator>
    <meta:initial-creator>Regina Henschel</meta:initial-creator>
    <dc:date>2020-02-15T14:54:05.060000000</dc:date>
    <dc:creator>Regina Henschel</dc:creator>
    <meta:document-statistic meta:object-count="1"/>
    <meta:template xlink:type="simple" xlink:actuate="onRequest" xlink:title="DinA5 quer randlos" xlink:href="../../../../../Build_diverses/core/instdir/user/template/DinA5%20quer%20randlos.otg" meta:date="2020-02-15T14:47:48.224000000"/>
  </office:meta>
</office:document-meta>
</file>